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font-weight="bold" officeooo:rsid="000ad194" officeooo:paragraph-rsid="000ad194" style:font-size-asian="9.60000038146973pt" style:font-weight-asian="bold" style:font-size-complex="11pt" style:font-weight-complex="bold"/>
    </style:style>
    <style:style style:name="P2" style:family="paragraph" style:parent-style-name="Standard">
      <style:text-properties style:font-name="Calibri" fo:font-size="11pt" fo:font-weight="bold" officeooo:rsid="000ca51b" officeooo:paragraph-rsid="000ca51b" style:font-size-asian="9.60000038146973pt" style:font-weight-asian="bold" style:font-size-complex="11pt" style:font-weight-complex="bold"/>
    </style:style>
    <style:style style:name="P3" style:family="paragraph" style:parent-style-name="Standard">
      <style:text-properties style:font-name="Calibri" fo:font-size="11pt" fo:font-weight="bold" officeooo:rsid="000e55e4" officeooo:paragraph-rsid="000e55e4" style:font-size-asian="9.60000038146973pt" style:font-weight-asian="bold" style:font-size-complex="11pt" style:font-weight-complex="bold"/>
    </style:style>
    <style:style style:name="P4" style:family="paragraph" style:parent-style-name="Standard" style:list-style-name="L2">
      <style:text-properties style:font-name="Calibri" fo:font-size="11pt" fo:font-weight="normal" officeooo:rsid="000e55e4" officeooo:paragraph-rsid="000e55e4" style:font-size-asian="9.60000038146973pt" style:font-weight-asian="normal" style:font-size-complex="11pt" style:font-weight-complex="normal"/>
    </style:style>
    <style:style style:name="P5" style:family="paragraph" style:parent-style-name="Standard" style:list-style-name="L2">
      <style:text-properties style:font-name="Calibri" fo:font-size="11pt" fo:font-weight="normal" officeooo:rsid="000f24d0" officeooo:paragraph-rsid="000f24d0" style:font-size-asian="9.60000038146973pt" style:font-weight-asian="normal" style:font-size-complex="11pt" style:font-weight-complex="normal"/>
    </style:style>
    <style:style style:name="P6" style:family="paragraph" style:parent-style-name="Standard" style:list-style-name="L1">
      <style:text-properties style:font-name="Calibri" fo:font-size="11pt" fo:font-weight="normal" officeooo:rsid="001086b8" officeooo:paragraph-rsid="001086b8" style:font-size-asian="9.60000038146973pt" style:font-weight-asian="normal" style:font-size-complex="11pt" style:font-weight-complex="normal"/>
    </style:style>
    <style:style style:name="P7" style:family="paragraph" style:parent-style-name="Standard" style:list-style-name="L1">
      <style:text-properties style:font-name="Calibri" fo:font-size="11pt" fo:font-weight="normal" officeooo:rsid="001263c8" officeooo:paragraph-rsid="001263c8" style:font-size-asian="9.60000038146973pt" style:font-weight-asian="normal" style:font-size-complex="11pt" style:font-weight-complex="normal"/>
    </style:style>
    <style:style style:name="P8" style:family="paragraph" style:parent-style-name="Standard" style:list-style-name="L1">
      <style:text-properties style:font-name="Calibri" fo:font-size="11pt" fo:font-weight="normal" officeooo:rsid="0014181e" officeooo:paragraph-rsid="0014181e" style:font-size-asian="9.60000038146973pt" style:font-weight-asian="normal" style:font-size-complex="11pt" style:font-weight-complex="normal"/>
    </style:style>
    <style:style style:name="P9" style:family="paragraph" style:parent-style-name="Standard" style:list-style-name="L1">
      <style:text-properties style:font-name="Calibri" fo:font-size="11pt" fo:font-weight="normal" officeooo:rsid="001588c7" officeooo:paragraph-rsid="001588c7" style:font-size-asian="9.60000038146973pt" style:font-weight-asian="normal" style:font-size-complex="11pt" style:font-weight-complex="normal"/>
    </style:style>
    <style:style style:name="P10" style:family="paragraph" style:parent-style-name="Standard" style:list-style-name="L1">
      <style:text-properties style:font-name="Calibri" fo:font-size="11pt" fo:font-weight="normal" officeooo:rsid="0015b23c" officeooo:paragraph-rsid="0015b23c" style:font-size-asian="9.60000038146973pt" style:font-weight-asian="normal" style:font-size-complex="11pt" style:font-weight-complex="normal"/>
    </style:style>
    <style:style style:name="P11" style:family="paragraph" style:parent-style-name="Standard" style:list-style-name="L3">
      <style:text-properties style:font-name="Calibri" fo:font-size="11pt" fo:font-weight="normal" officeooo:rsid="0017924b" officeooo:paragraph-rsid="0017924b" style:font-size-asian="9.60000038146973pt" style:font-weight-asian="normal" style:font-size-complex="11pt" style:font-weight-complex="normal"/>
    </style:style>
    <style:style style:name="P12" style:family="paragraph" style:parent-style-name="Standard" style:list-style-name="L1">
      <style:text-properties style:font-name="Calibri" fo:font-size="11pt" fo:font-weight="normal" officeooo:rsid="0019828e" officeooo:paragraph-rsid="0019828e" style:font-size-asian="9.60000038146973pt" style:font-weight-asian="normal" style:font-size-complex="11pt" style:font-weight-complex="normal"/>
    </style:style>
    <style:style style:name="P13" style:family="paragraph" style:parent-style-name="Standard" style:list-style-name="L3">
      <style:text-properties style:font-name="Calibri" fo:font-size="11pt" fo:font-weight="normal" officeooo:rsid="001c7ad3" officeooo:paragraph-rsid="001c7ad3" style:font-size-asian="9.60000038146973pt" style:font-weight-asian="normal" style:font-size-complex="11pt" style:font-weight-complex="normal"/>
    </style:style>
    <style:style style:name="P14" style:family="paragraph" style:parent-style-name="Standard" style:list-style-name="L2">
      <style:text-properties style:font-name="Calibri" fo:font-size="11pt" fo:font-weight="normal" officeooo:rsid="001c7ad3" officeooo:paragraph-rsid="001c7ad3" style:font-size-asian="9.60000038146973pt" style:font-weight-asian="normal" style:font-size-complex="11pt" style:font-weight-complex="normal"/>
    </style:style>
    <style:style style:name="P15" style:family="paragraph" style:parent-style-name="Standard" style:list-style-name="L3">
      <style:text-properties style:font-name="Calibri" fo:font-size="11pt" fo:font-weight="normal" officeooo:rsid="001e1cc7" officeooo:paragraph-rsid="001e1cc7" style:font-size-asian="9.60000038146973pt" style:font-weight-asian="normal" style:font-size-complex="11pt" style:font-weight-complex="normal"/>
    </style:style>
    <style:style style:name="P16" style:family="paragraph" style:parent-style-name="Standard" style:list-style-name="L3">
      <style:text-properties style:font-name="Calibri" fo:font-size="11pt" fo:font-weight="normal" officeooo:rsid="001e4cbd" officeooo:paragraph-rsid="001e4cbd" style:font-size-asian="9.60000038146973pt" style:font-weight-asian="normal" style:font-size-complex="11pt" style:font-weight-complex="normal"/>
    </style:style>
    <style:style style:name="P17" style:family="paragraph" style:parent-style-name="Standard" style:list-style-name="L4">
      <style:text-properties style:font-name="Calibri" fo:font-size="11pt" fo:font-weight="normal" officeooo:rsid="0010b989" officeooo:paragraph-rsid="0020dd7c" style:font-size-asian="11pt" style:font-weight-asian="normal" style:font-size-complex="11pt" style:font-weight-complex="normal"/>
    </style:style>
    <style:style style:name="P18" style:family="paragraph" style:parent-style-name="Standard" style:list-style-name="L4">
      <style:text-properties style:font-name="Calibri" fo:font-size="11pt" fo:font-weight="normal" officeooo:rsid="0010b989" officeooo:paragraph-rsid="0022d2ec" style:font-size-asian="11pt" style:font-weight-asian="normal" style:font-size-complex="11pt" style:font-weight-complex="normal"/>
    </style:style>
    <style:style style:name="P19" style:family="paragraph" style:parent-style-name="Standard" style:list-style-name="L5">
      <style:text-properties style:font-name="Calibri" fo:font-size="11pt" fo:font-weight="normal" officeooo:rsid="0010b989" officeooo:paragraph-rsid="0026afe0" style:font-size-asian="11pt" style:font-weight-asian="normal" style:font-size-complex="11pt" style:font-weight-complex="normal"/>
    </style:style>
    <style:style style:name="P20" style:family="paragraph" style:parent-style-name="Standard" style:list-style-name="L5">
      <style:text-properties style:font-name="Calibri" fo:font-size="11pt" fo:font-weight="normal" officeooo:rsid="0010b989" officeooo:paragraph-rsid="00280b32" style:font-size-asian="11pt" style:font-weight-asian="normal" style:font-size-complex="11pt" style:font-weight-complex="normal"/>
    </style:style>
    <style:style style:name="P21" style:family="paragraph" style:parent-style-name="Standard" style:list-style-name="L4">
      <style:text-properties style:font-name="Calibri" fo:font-size="11pt" fo:font-weight="normal" officeooo:rsid="0024b642" officeooo:paragraph-rsid="0024b642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Calibri" fo:font-size="11pt" style:text-underline-style="solid" style:text-underline-width="auto" style:text-underline-color="font-color" fo:font-weight="bold" officeooo:rsid="000ad194" officeooo:paragraph-rsid="000ad194" style:font-size-asian="9.60000038146973pt" style:font-weight-asian="bold" style:font-size-complex="11pt" style:font-weight-complex="bold"/>
    </style:style>
    <style:style style:name="T1" style:family="text">
      <style:text-properties officeooo:rsid="001b25c3"/>
    </style:style>
    <style:style style:name="T2" style:family="text">
      <style:text-properties officeooo:rsid="001e1cc7"/>
    </style:style>
    <style:style style:name="T3" style:family="text">
      <style:text-properties officeooo:rsid="0022d2ec"/>
    </style:style>
    <style:style style:name="T4" style:family="text">
      <style:text-properties officeooo:rsid="0010b9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GUI Views per Role</text:p>
      <text:p text:style-name="P1"/>
      <text:p text:style-name="P3">Everyone</text:p>
      <text:list xml:id="list4334352059872727310" text:style-name="L2">
        <text:list-item>
          <text:p text:style-name="P4">Must login with appropriate userid and password</text:p>
        </text:list-item>
        <text:list-item>
          <text:p text:style-name="P5">Can create an account and choose a role (security?)</text:p>
        </text:list-item>
        <text:list-item>
          <text:p text:style-name="P14">All of the following should be displayed in a menu once logged in</text:p>
        </text:list-item>
      </text:list>
      <text:p text:style-name="P2"/>
      <text:p text:style-name="P2">Doctor</text:p>
      <text:list xml:id="list8469052523909386335" text:style-name="L1">
        <text:list-item>
          <text:p text:style-name="P6">See records of their patients</text:p>
        </text:list-item>
        <text:list-item>
          <text:p text:style-name="P6">Grant/revoke permission to another doctor to look at one of their patient's visitation record.</text:p>
        </text:list-item>
        <text:list-item>
          <text:p text:style-name="P6">Automatically display past records when looking at a current record for a patient</text:p>
        </text:list-item>
        <text:list-item>
          <text:p text:style-name="P7">Ability to search based ona any field in the visitation records table or patients table(as long as it is a patient he has seen)</text:p>
        </text:list-item>
        <text:list-item>
          <text:p text:style-name="P8">Can enter a new visitation record</text:p>
        </text:list-item>
        <text:list-item>
          <text:p text:style-name="P9">List all current patients and search through them</text:p>
        </text:list-item>
        <text:list-item>
          <text:p text:style-name="P10">See all prescriptions and information related to them</text:p>
        </text:list-item>
        <text:list-item>
          <text:p text:style-name="P10">See all diagnoses and information related to them</text:p>
        </text:list-item>
        <text:list-item>
          <text:p text:style-name="P12">Can look at their schedule</text:p>
        </text:list-item>
      </text:list>
      <text:p text:style-name="P2"/>
      <text:p text:style-name="P2">Staff</text:p>
      <text:list xml:id="list5562959090766393519" text:style-name="L3">
        <text:list-item>
          <text:p text:style-name="P11">Can access <text:span text:style-name="T1">visitation records which they are allowed to</text:span></text:p>
        </text:list-item>
        <text:list-item>
          <text:p text:style-name="P13">Can create a new patient <text:span text:style-name="T2">and update their information</text:span></text:p>
        </text:list-item>
        <text:list-item>
          <text:p text:style-name="P15">Can assign a patient to a doctor</text:p>
        </text:list-item>
        <text:list-item>
          <text:p text:style-name="P16">Can enter appointments as well as delete and reschedule them</text:p>
        </text:list-item>
      </text:list>
      <text:p text:style-name="P2"/>
      <text:p text:style-name="P2">Financial Officer</text:p>
      <text:list xml:id="list5244036802102916032" text:style-name="L4">
        <text:list-item>
          <text:p text:style-name="P17">Ability to monitor any doctor to determine how many patients he/she saw in a given time period(SQL query based on date of visit), can see all of the information in this table </text:p>
        </text:list-item>
        <text:list-item>
          <text:p text:style-name="P18"><text:span text:style-name="T3">C</text:span>an see doctor's information, but can't look up patient's name</text:p>
        </text:list-item>
        <text:list-item>
          <text:p text:style-name="P21">Can see h<text:span text:style-name="T4">ow many times a given patient was seen(query based on number of records)</text:span></text:p>
        </text:list-item>
      </text:list>
      <text:p text:style-name="P2"/>
      <text:p text:style-name="P2">Patient</text:p>
      <text:list xml:id="list3828161938822700153" text:style-name="L5">
        <text:list-item>
          <text:p text:style-name="P19">Can only look at their own records. Can't see freeform comments. </text:p>
        </text:list-item>
        <text:list-item>
          <text:p text:style-name="P20">Can update only address, phone numb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</meta:initial-creator>
    <meta:creation-date>2014-02-09T11:38:48.890049184</meta:creation-date>
    <dc:date>2014-02-09T11:49:56.309842610</dc:date>
    <dc:creator>William </dc:creator>
    <meta:editing-duration>PT10M11S</meta:editing-duration>
    <meta:editing-cycles>26</meta:editing-cycles>
    <meta:generator>LibreOffice/4.1.3.2$Linux_X86_64 LibreOffice_project/410m0$Build-2</meta:generator>
    <meta:document-statistic meta:table-count="0" meta:image-count="0" meta:object-count="0" meta:page-count="1" meta:paragraph-count="27" meta:word-count="260" meta:character-count="1407" meta:non-whitespace-character-count="1193"/>
  </office:meta>
</office:document-meta>
</file>